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HotWaterSlave.pde */</text:p>
      <text:p text:style-name="P3">/* 10/2009 Richard Hollabaugh */</text:p>
      <text:p text:style-name="P3">/* Target cpu is Atmel Atmega168PU-20 */</text:p>
      <text:p text:style-name="P3">/* Fuses: Low - 0xe2; High - 0xdd; extended - 0x7 */</text:p>
      <text:p text:style-name="P3">/* 8MHz */</text:p>
      <text:p text:style-name="P3"/>
      <text:p text:style-name="P3">#include "WProgram.h"</text:p>
      <text:p text:style-name="P3">#include &lt;OneWire.h&gt;</text:p>
      <text:p text:style-name="P3">#include &lt;Wire.h&gt;</text:p>
      <text:p text:style-name="P3">#include "HotWater.h"</text:p>
      <text:p text:style-name="P3">#include "MemoryFree.h"</text:p>
      <text:p text:style-name="P3"/>
      <text:p text:style-name="P3">boolean buzzer_state = false;</text:p>
      <text:p text:style-name="P3">boolean beep = false;</text:p>
      <text:p text:style-name="P3"/>
      <text:p text:style-name="P3">void setup()</text:p>
      <text:p text:style-name="P3">{</text:p>
      <text:p text:style-name="P3"><text:s text:c="4"/>byte x;</text:p>
      <text:p text:style-name="P3"/>
      <text:p text:style-name="P3"><text:s text:c="4"/>Serial.begin(9600);</text:p>
      <text:p text:style-name="P3"><text:s text:c="4"/>delay(3000); <text:s text:c="9"/>/* Need 3 secs for lcd to be ready for first cmd */</text:p>
      <text:p text:style-name="P3"><text:s text:c="4"/>Serial.print(ClrScr);</text:p>
      <text:p text:style-name="P3"><text:s text:c="4"/>Serial.print("?*"); <text:s text:c="2"/>/*Display boot screen */</text:p>
      <text:p text:style-name="P3"/>
      <text:p text:style-name="P3"><text:s text:c="4"/>Wire.begin(SLAVE_ADDRESS); <text:s text:c="3"/>/* join i2c bus with address */</text:p>
      <text:p text:style-name="P3"><text:s text:c="4"/>Wire.onReceive(ReceiveEvent); /* register event */</text:p>
      <text:p text:style-name="P3"/>
      <text:p text:style-name="P3"><text:s text:c="4"/>delay(2000); <text:s text:c="11"/>/* 2 seconds is less than the 5 seconds in the */</text:p>
      <text:p text:style-name="P3"><text:s text:c="28"/>/* master so the slave is ready to accept cmds */</text:p>
      <text:p text:style-name="P3"><text:s text:c="4"/>Serial.print(ClrScr); <text:s text:c="3"/>// clear the LCD</text:p>
      <text:p text:style-name="P3"><text:s text:c="4"/>delay(100);</text:p>
      <text:p text:style-name="P3"><text:s text:c="4"/>for(x = 0; x &lt; NUM_SLAVE_PINS; x++)</text:p>
      <text:p text:style-name="P3"><text:s text:c="4"/>{</text:p>
      <text:p text:style-name="P3"><text:s text:c="8"/>ss[x].state = LOW;</text:p>
      <text:p text:style-name="P3"><text:s text:c="8"/>pinMode(ss[x].pin, OUTPUT);</text:p>
      <text:p text:style-name="P3"><text:s text:c="8"/>digitalWrite(ss[x].pin, LOW);</text:p>
      <text:p text:style-name="P3"><text:s text:c="8"/>UpdateDisplay(ss[x].pin, x);</text:p>
      <text:p text:style-name="P3"><text:s text:c="4"/>}</text:p>
      <text:p text:style-name="P3">}</text:p>
      <text:p text:style-name="P3"/>
      <text:p text:style-name="P3">void loop()</text:p>
      <text:p text:style-name="P3">{</text:p>
      <text:p text:style-name="P3"><text:s text:c="4"/>static byte dutycycle = 0;</text:p>
      <text:p text:style-name="P3"><text:s text:c="4"/>static unsigned long prev_millis = 0ul;</text:p>
      <text:p text:style-name="P3"><text:s text:c="4"/>static unsigned long beep_millis = 0ul;</text:p>
      <text:p text:style-name="P3"><text:s text:c="4"/></text:p>
      <text:p text:style-name="P3"><text:s text:c="4"/>if(millis() - prev_millis &gt;= 500)</text:p>
      <text:p text:style-name="P3"><text:s text:c="4"/>{</text:p>
      <text:p text:style-name="P3"><text:s text:c="8"/>if(dutycycle == 0 &amp;&amp; buzzer_state)</text:p>
      <text:p text:style-name="P3"><text:s text:c="12"/>dutycycle = 125;</text:p>
      <text:p text:style-name="P3"><text:s text:c="8"/>else</text:p>
      <text:p text:style-name="P3"><text:s text:c="12"/>dutycycle = 0;</text:p>
      <text:p text:style-name="P3"><text:s text:c="8"/>prev_millis = millis();</text:p>
      <text:p text:style-name="P3"><text:soft-page-break/><text:s text:c="4"/>}</text:p>
      <text:p text:style-name="P3"><text:s text:c="4"/>if(beep &amp;&amp; !buzzer_state &amp;&amp; dutycycle == 0)</text:p>
      <text:p text:style-name="P3"><text:s text:c="4"/>{</text:p>
      <text:p text:style-name="P3"><text:s text:c="8"/>dutycycle = 100;</text:p>
      <text:p text:style-name="P3"><text:s text:c="8"/>beep_millis = millis();</text:p>
      <text:p text:style-name="P3"><text:s text:c="4"/>}</text:p>
      <text:p text:style-name="P3"><text:s text:c="4"/>if(millis() - beep_millis &gt; 60ul &amp;&amp; beep)</text:p>
      <text:p text:style-name="P3"><text:s text:c="4"/>{</text:p>
      <text:p text:style-name="P3"><text:s text:c="8"/>dutycycle = 0;</text:p>
      <text:p text:style-name="P3"><text:s text:c="8"/>beep = false;</text:p>
      <text:p text:style-name="P3"><text:s text:c="4"/>}</text:p>
      <text:p text:style-name="P3"><text:s text:c="4"/>analogWrite(BUZZER_PIN, dutycycle);</text:p>
      <text:p text:style-name="P3">}</text:p>
      <text:p text:style-name="P3"/>
      <text:p text:style-name="P3">/* function that executes whenever data is received from master */</text:p>
      <text:p text:style-name="P3">/* format of packet from master: PIN_NUMBER:STATE */</text:p>
      <text:p text:style-name="P3">void ReceiveEvent(int numbytes)</text:p>
      <text:p text:style-name="P3">{</text:p>
      <text:p text:style-name="P3"><text:s text:c="4"/>byte pin, state, cnt, idx;</text:p>
      <text:p text:style-name="P3"><text:s text:c="4"/>char colon;</text:p>
      <text:p text:style-name="P3"><text:s text:c="4"/></text:p>
      <text:p text:style-name="P3"><text:s text:c="4"/>cnt = Wire.available(); <text:s/>/* ret num bytes available */</text:p>
      <text:p text:style-name="P3"/>
      <text:p text:style-name="P3"><text:s text:c="4"/>pin = Wire.receive();</text:p>
      <text:p text:style-name="P3"><text:s text:c="4"/>colon = Wire.receive();</text:p>
      <text:p text:style-name="P3"><text:s text:c="4"/>state = Wire.receive();</text:p>
      <text:p text:style-name="P3"><text:s text:c="4"/></text:p>
      <text:p text:style-name="P3"><text:s text:c="4"/>if(pin == BUZZER_PIN)</text:p>
      <text:p text:style-name="P3"><text:s text:c="8"/>buzzer_state = state;</text:p>
      <text:p text:style-name="P3"><text:s text:c="4"/>else</text:p>
      <text:p text:style-name="P3"><text:s text:c="8"/>digitalWrite(pin, state);</text:p>
      <text:p text:style-name="P3"><text:s text:c="8"/></text:p>
      <text:p text:style-name="P3"><text:s text:c="5"/>if(pin == PUMP_PIN)</text:p>
      <text:p text:style-name="P3"><text:s text:c="9"/>beep = true;</text:p>
      <text:p text:style-name="P3"><text:s text:c="8"/></text:p>
      <text:p text:style-name="P3"><text:s text:c="4"/>idx = FindSlaveIdx(pin); </text:p>
      <text:p text:style-name="P3"><text:s text:c="4"/>ss[idx].state = state;</text:p>
      <text:p text:style-name="P3"><text:s text:c="4"/>UpdateDisplay(pin, idx);</text:p>
      <text:p text:style-name="P3">}</text:p>
      <text:p text:style-name="P3"/>
      <text:p text:style-name="P3">/* Find the slave pin in the ss array of slave pins. */</text:p>
      <text:p text:style-name="P3">/* Return index into the array. */</text:p>
      <text:p text:style-name="P3">/* If not found then set it. */</text:p>
      <text:p text:style-name="P3"/>
      <text:p text:style-name="P3">byte FindSlaveIdx(byte pin)</text:p>
      <text:p text:style-name="P3">{</text:p>
      <text:p text:style-name="P3"><text:s text:c="4"/>byte x;</text:p>
      <text:p text:style-name="P3"/>
      <text:p text:style-name="P3"><text:s text:c="4"/>for(x=0; x&lt;NUM_SLAVE_PINS &amp;&amp; ss[x].pin; x++)</text:p>
      <text:p text:style-name="P3"><text:s text:c="8"/>if(ss[x].pin == pin)</text:p>
      <text:p text:style-name="P3"><text:s text:c="12"/>return(x);</text:p>
      <text:p text:style-name="P3">}</text:p>
      <text:p text:style-name="P3"/>
      <text:p text:style-name="P3"><text:soft-page-break/>void UpdateDisplay(byte pin, byte idx)</text:p>
      <text:p text:style-name="P3">{</text:p>
      <text:p text:style-name="P3"><text:s text:c="4"/></text:p>
      <text:p text:style-name="P3"><text:s text:c="4"/>if(pin == BUZZER_PIN)</text:p>
      <text:p text:style-name="P3"><text:s text:c="8"/>return;</text:p>
      <text:p text:style-name="P3"/>
      <text:p text:style-name="P3"><text:s text:c="4"/>switch(pin)</text:p>
      <text:p text:style-name="P3"><text:s text:c="4"/>{</text:p>
      <text:p text:style-name="P3"><text:s text:c="8"/>case PUMP_PIN:</text:p>
      <text:p text:style-name="P3"><text:s text:c="12"/>Serial.print(Line0);break;</text:p>
      <text:p text:style-name="P3"><text:s text:c="8"/>case PUMP_GARAGE_PIN:</text:p>
      <text:p text:style-name="P3"><text:s text:c="12"/>Serial.print("?x10?y0");break;</text:p>
      <text:p text:style-name="P3"><text:s text:c="8"/>case ZONE_WATER_TANK1_PIN:</text:p>
      <text:p text:style-name="P3"><text:s text:c="12"/>Serial.print(Line1);break;</text:p>
      <text:p text:style-name="P3"><text:s text:c="8"/>case ZONE_WATER_TANK2_PIN:</text:p>
      <text:p text:style-name="P3"><text:s text:c="12"/>Serial.print("?x10?y1");break;</text:p>
      <text:p text:style-name="P3"><text:s text:c="8"/>case ZONE_HOUSE_PIN:</text:p>
      <text:p text:style-name="P3"><text:s text:c="12"/>Serial.print(Line2);break;</text:p>
      <text:p text:style-name="P3"><text:s text:c="8"/>case ZONE_GARAGE_PIN:</text:p>
      <text:p text:style-name="P3"><text:s text:c="12"/>Serial.print("?x10?y2");break;</text:p>
      <text:p text:style-name="P3"><text:s text:c="8"/>case ZONE_STIEBEL_PIN:</text:p>
      <text:p text:style-name="P3"><text:s text:c="12"/>Serial.print(Line3);break;</text:p>
      <text:p text:style-name="P3"><text:s text:c="8"/>case TRANSFORMER_PIN:</text:p>
      <text:p text:style-name="P3"><text:s text:c="12"/>Serial.print("?x10?y3");break;</text:p>
      <text:p text:style-name="P3"><text:s text:c="4"/>}</text:p>
      <text:p text:style-name="P3"><text:s text:c="4"/>Serial.print(ss[idx].desc); Serial.print(colon);Serial.print((int)ss[idx].state)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file-name text:display="name-and-extension">HotWater.odt</text:file-name> <text:s/><text:date style:data-style-name="N37" text:date-value="2009-12-02T19:37:24.79">12/02/09</text:date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ard Hollabaugh</meta:initial-creator>
    <meta:creation-date>2009-02-18T16:37:32.72</meta:creation-date>
    <dc:date>2009-12-02T19:37:24.71</dc:date>
    <dc:creator>Richard Hollabaugh</dc:creator>
    <meta:editing-duration>PT00H24M23S</meta:editing-duration>
    <meta:editing-cycles>12</meta:editing-cycles>
    <meta:generator>OpenOffice.org/3.0$Win32 OpenOffice.org_project/300m15$Build-9379</meta:generator>
    <meta:printed-by>Richard Hollabaugh</meta:printed-by>
    <meta:print-date>2009-12-02T19:23:05.66</meta:print-date>
    <meta:document-statistic meta:table-count="0" meta:image-count="0" meta:object-count="0" meta:page-count="3" meta:paragraph-count="121" meta:word-count="370" meta:character-count="3204"/>
  </office:meta>
</office:document-meta>
</file>